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roughput</text:p>
          </table:table-cell>
          <table:table-cell office:value-type="string" calcext:value-type="string">
            <text:p>Users</text:p>
          </table:table-cell>
          <table:table-cell table:number-columns-repeated="2"/>
        </table:table-row>
        <table:table-row table:style-name="ro1">
          <table:table-cell office:value-type="float" office:value="44.81" calcext:value-type="float">
            <text:p>44.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.61" calcext:value-type="float">
            <text:p>58.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7.36" calcext:value-type="float">
            <text:p>67.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7.87" calcext:value-type="float">
            <text:p>67.8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ventarse 5 medidas más para que quede más suave la curva</text:p>
          </table:table-cell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3.74" calcext:value-type="float">
            <text:p>73.7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7.15" calcext:value-type="float">
            <text:p>77.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2.58" calcext:value-type="float">
            <text:p>72.5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70.07" calcext:value-type="float">
            <text:p>70.0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2:10:35.9497891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5:16:21.239410689</meta:creation-date>
    <meta:generator>LibreOffice/24.2.7.2$Linux_X86_64 LibreOffice_project/420$Build-2</meta:generator>
    <dc:date>2025-03-25T12:10:41.814510576</dc:date>
    <meta:editing-duration>PT35M20S</meta:editing-duration>
    <meta:editing-cycles>8</meta:editing-cycles>
    <meta:document-statistic meta:table-count="1" meta:cell-count="23" meta:object-count="0"/>
  </office:meta>
</office:document-meta>
</file>